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9B264F136756569EB8.png" manifest:media-type="image/png"/>
  <manifest:file-entry manifest:full-path="Pictures/10000001000000960000009BA689A192524FCE35.png" manifest:media-type="image/png"/>
  <manifest:file-entry manifest:full-path="Pictures/10000001000000960000009B395AD622DF99955E.png" manifest:media-type="image/png"/>
  <manifest:file-entry manifest:full-path="Pictures/10000001000000960000009BA8246FAE60AFB5BA.png" manifest:media-type="image/png"/>
  <manifest:file-entry manifest:full-path="Pictures/10000001000000960000009B4F7A136EEAC308FD.png" manifest:media-type="image/png"/>
  <manifest:file-entry manifest:full-path="Pictures/10000001000000960000009B25E05D0B439F73EF.png" manifest:media-type="image/png"/>
  <manifest:file-entry manifest:full-path="Pictures/10000001000000960000009B4A5EAC4EE0D40406.png" manifest:media-type="image/png"/>
  <manifest:file-entry manifest:full-path="Pictures/10000001000000960000009B7E32E274773C9895.png" manifest:media-type="image/png"/>
  <manifest:file-entry manifest:full-path="Pictures/10000001000000960000009B9ABD99010D8E1546.png" manifest:media-type="image/png"/>
  <manifest:file-entry manifest:full-path="Pictures/10000001000000960000009BCD072C55A606AB81.png" manifest:media-type="image/png"/>
  <manifest:file-entry manifest:full-path="Pictures/10000001000000960000009B7AE0A323A04B9DD9.png" manifest:media-type="image/png"/>
  <manifest:file-entry manifest:full-path="Pictures/10000001000000960000009BB620FFE11EF86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-0.0075in" svg:y="0.0417in" svg:width="1.5626in" svg:height="1.6146in" draw:z-index="0"><draw:image xlink:href="Pictures/10000001000000960000009BB620FFE11EF86F9E.png" xlink:type="simple" xlink:show="embed" xlink:actuate="onLoad" draw:mime-type="image/png"/></draw:frame><draw:frame draw:style-name="fr1" draw:name="Image2" text:anchor-type="char" svg:x="-0.0598in" svg:y="1.6043in" svg:width="1.5626in" svg:height="1.6146in" draw:z-index="1"><draw:image xlink:href="Pictures/10000001000000960000009BCD072C55A606AB81.png" xlink:type="simple" xlink:show="embed" xlink:actuate="onLoad" draw:mime-type="image/png"/></draw:frame><draw:frame draw:style-name="fr1" draw:name="Image3" text:anchor-type="char" svg:x="-0.0598in" svg:y="3.1571in" svg:width="1.5626in" svg:height="1.6146in" draw:z-index="2"><draw:image xlink:href="Pictures/10000001000000960000009B25E05D0B439F73EF.png" xlink:type="simple" xlink:show="embed" xlink:actuate="onLoad" draw:mime-type="image/png"/></draw:frame><draw:frame draw:style-name="fr2" draw:name="Image4" text:anchor-type="char" svg:width="1.5626in" svg:height="1.6146in" draw:z-index="3"><draw:image xlink:href="Pictures/10000001000000960000009B4F7A136EEAC308FD.png" xlink:type="simple" xlink:show="embed" xlink:actuate="onLoad" draw:mime-type="image/png"/></draw:frame><draw:frame draw:style-name="fr1" draw:name="Image5" text:anchor-type="char" svg:x="2.5339in" svg:y="1.7291in" svg:width="1.5626in" svg:height="1.6146in" draw:z-index="4"><draw:image xlink:href="Pictures/10000001000000960000009B9ABD99010D8E1546.png" xlink:type="simple" xlink:show="embed" xlink:actuate="onLoad" draw:mime-type="image/png"/></draw:frame><draw:frame draw:style-name="fr1" draw:name="Image6" text:anchor-type="char" svg:x="2.628in" svg:y="3.3429in" svg:width="1.5626in" svg:height="1.6146in" draw:z-index="5"><draw:image xlink:href="Pictures/10000001000000960000009BA8246FAE60AFB5BA.png" xlink:type="simple" xlink:show="embed" xlink:actuate="onLoad" draw:mime-type="image/png"/></draw:frame><draw:frame draw:style-name="fr1" draw:name="Image7" text:anchor-type="char" svg:x="2.7008in" svg:y="5.1563in" svg:width="1.5626in" svg:height="1.6146in" draw:z-index="6"><draw:image xlink:href="Pictures/10000001000000960000009B395AD622DF99955E.png" xlink:type="simple" xlink:show="embed" xlink:actuate="onLoad" draw:mime-type="image/png"/></draw:frame><draw:frame draw:style-name="fr1" draw:name="Image8" text:anchor-type="char" svg:x="0.1071in" svg:y="4.9898in" svg:width="1.5626in" svg:height="1.6146in" draw:z-index="7"><draw:image xlink:href="Pictures/10000001000000960000009BA689A192524FCE35.png" xlink:type="simple" xlink:show="embed" xlink:actuate="onLoad" draw:mime-type="image/png"/></draw:frame><draw:frame draw:style-name="fr1" draw:name="Image9" text:anchor-type="char" svg:x="0.1799in" svg:y="6.8854in" svg:width="1.5626in" svg:height="1.6146in" draw:z-index="8"><draw:image xlink:href="Pictures/10000001000000960000009B264F136756569EB8.png" xlink:type="simple" xlink:show="embed" xlink:actuate="onLoad" draw:mime-type="image/png"/></draw:frame><draw:frame draw:style-name="fr1" draw:name="Image10" text:anchor-type="char" svg:x="2.8256in" svg:y="7.25in" svg:width="1.5626in" svg:height="1.6146in" draw:z-index="9"><draw:image xlink:href="Pictures/10000001000000960000009B7AE0A323A04B9DD9.png" xlink:type="simple" xlink:show="embed" xlink:actuate="onLoad" draw:mime-type="image/png"/></draw:frame><draw:frame draw:style-name="fr1" draw:name="Image11" text:anchor-type="char" svg:x="5.3154in" svg:y="0in" svg:width="1.5626in" svg:height="1.6146in" draw:z-index="10"><draw:image xlink:href="Pictures/10000001000000960000009B7E32E274773C9895.png" xlink:type="simple" xlink:show="embed" xlink:actuate="onLoad" draw:mime-type="image/png"/></draw:frame><draw:frame draw:style-name="fr1" draw:name="Image12" text:anchor-type="char" svg:x="5.3047in" svg:y="1.9791in" svg:width="1.5626in" svg:height="1.6146in" draw:z-index="11"><draw:image xlink:href="Pictures/10000001000000960000009B4A5EAC4EE0D404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07:11.245141957</meta:creation-date>
    <dc:date>2022-12-09T14:13:36.751003334</dc:date>
    <meta:editing-duration>PT6M25S</meta:editing-duration>
    <meta:editing-cycles>1</meta:editing-cycles>
    <meta:generator>LibreOffice/7.3.6.2$Linux_X86_64 LibreOffice_project/30$Build-2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